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0.396cm"/>
    </style:style>
    <style:style style:name="gr6" style:family="graphic" style:parent-style-name="standard">
      <style:graphic-properties draw:stroke="none" draw:fill="none" fo:min-height="0.321cm"/>
    </style:style>
    <style:style style:name="gr7" style:family="graphic" style:parent-style-name="standard">
      <style:graphic-properties draw:stroke="none" draw:fill="none" fo:min-height="0.332cm"/>
    </style:style>
    <style:style style:name="gr8" style:family="graphic" style:parent-style-name="standard">
      <style:graphic-properties draw:stroke="none" draw:fill="none" fo:min-height="0.067cm"/>
    </style:style>
    <style:style style:name="gr9" style:family="graphic" style:parent-style-name="standard">
      <style:graphic-properties draw:stroke="none" draw:fill="none" fo:min-height="0.2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cm" fo:min-width="0cm" draw:shadow-opacity="50%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27cm" svg:height="1.016cm" svg:x="6.143cm" svg:y="7.361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2" draw:text-style-name="P1" xml:id="id5" draw:id="id5" draw:layer="layout" svg:width="2.032cm" svg:height="2.222cm" svg:x="5.762cm" svg:y="10.107cm" svg:viewBox="0 0 2033 2223" draw:points="2033,514 2033,2223 0,2223 0,0 1461,0">
          <text:p text:style-name="P2"><text:span text:style-name="T1">Hello</text:span></text:p>
          <text:p text:style-name="P2"><text:span text:style-name="T1">World</text:span></text:p>
        </draw:polygon>
        <draw:custom-shape draw:style-name="gr2" draw:text-style-name="P3" xml:id="id2" draw:id="id2" draw:layer="layout" svg:width="2.286cm" svg:height="1.016cm" svg:x="5.635cm" svg:y="5.075cm">
          <text:p text:style-name="P2"><text:span text:style-name="T2">First comm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794cm" svg:height="1.016cm" svg:x="10.207cm" svg:y="5.064cm">
          <text:p text:style-name="P2"><text:span text:style-name="T2">Second commi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207cm" svg:y1="5.572cm" svg:x2="7.921cm" svg:y2="5.583cm" draw:start-shape="id1" draw:start-glue-point="3" draw:end-shape="id2" draw:end-glue-point="1" svg:d="m10207 5572-2286 11" svg:viewBox="0 0 2287 12">
          <text:p/>
        </draw:connector>
        <draw:custom-shape draw:style-name="gr4" draw:text-style-name="P3" draw:layer="layout" svg:width="1.079cm" svg:height="0.444cm" svg:x="9.065cm" svg:y="5.127cm">
          <text:p text:style-name="P2"><text:span text:style-name="T2">pare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778cm" svg:y1="6.091cm" svg:x2="6.778cm" svg:y2="7.361cm" draw:start-shape="id2" draw:start-glue-point="2" draw:end-shape="id3" draw:end-glue-point="4" svg:d="m6778 6091v1270" svg:viewBox="0 0 1 1271">
          <text:p/>
        </draw:connector>
        <draw:custom-shape draw:style-name="gr4" draw:text-style-name="P3" draw:layer="layout" svg:width="1.079cm" svg:height="0.444cm" svg:x="5.826cm" svg:y="6.091cm">
          <text:p text:style-name="P2"><text:span text:style-name="T2">tre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604cm" svg:y1="6.08cm" svg:x2="11.604cm" svg:y2="7.35cm" draw:start-shape="id1" draw:start-glue-point="2" draw:end-shape="id4" draw:end-glue-point="4" svg:d="m11604 6080v1270" svg:viewBox="0 0 1 1271">
          <text:p/>
        </draw:connector>
        <draw:custom-shape draw:style-name="gr4" draw:text-style-name="P3" draw:layer="layout" svg:width="1.079cm" svg:height="0.444cm" svg:x="10.525cm" svg:y="6.08cm">
          <text:p text:style-name="P2"><text:span text:style-name="T2">tree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865cm" svg:height="0.646cm" svg:x="5.762cm" svg:y="4.429cm">
          <draw:text-box>
            <text:p text:style-name="P2"><text:span text:style-name="T2">9179d8b</text:span></text:p>
          </draw:text-box>
        </draw:frame>
        <draw:frame draw:style-name="gr5" draw:text-style-name="P4" draw:layer="layout" svg:width="1.878cm" svg:height="0.646cm" svg:x="4.937cm" svg:y="7.021cm">
          <draw:text-box>
            <text:p><text:span text:style-name="T1">7c55c57</text:span></text:p>
          </draw:text-box>
        </draw:frame>
        <draw:frame draw:style-name="gr6" draw:text-style-name="P4" draw:layer="layout" svg:width="2.009cm" svg:height="0.645cm" svg:x="10.461cm" svg:y="4.429cm">
          <draw:text-box>
            <text:p><text:span text:style-name="T1">420e7d3</text:span></text:p>
          </draw:text-box>
        </draw:frame>
        <draw:frame draw:style-name="gr7" draw:text-style-name="P4" draw:layer="layout" svg:width="1.929cm" svg:height="0.645cm" svg:x="9.89cm" svg:y="7.018cm">
          <draw:text-box>
            <text:p><text:span text:style-name="T1">fec7ed2</text:span></text:p>
          </draw:text-box>
        </draw:frame>
        <draw:frame draw:style-name="gr8" draw:text-style-name="P4" draw:layer="layout" svg:width="1.841cm" svg:height="0.645cm" svg:x="10.144cm" svg:y="9.118cm">
          <draw:text-box>
            <text:p><text:span text:style-name="T1">c5fb861</text:span></text:p>
          </draw:text-box>
        </draw:frame>
        <draw:frame draw:style-name="gr9" draw:text-style-name="P4" draw:layer="layout" svg:width="1.946cm" svg:height="0.645cm" svg:x="4.937cm" svg:y="9.562cm">
          <draw:text-box>
            <text:p><text:span text:style-name="T1">557db03</text:span></text:p>
          </draw:text-box>
        </draw:frame>
        <draw:frame draw:style-name="gr9" draw:text-style-name="P4" draw:layer="layout" svg:width="1.946cm" svg:height="0.645cm" svg:x="10.166cm" svg:y="11.086cm">
          <draw:text-box>
            <text:p><text:span text:style-name="T1">556e69d</text:span></text:p>
          </draw:text-box>
        </draw:frame>
        <draw:connector draw:style-name="gr3" draw:text-style-name="P1" draw:layer="layout" draw:type="line" svg:x1="6.778cm" svg:y1="8.377cm" svg:x2="6.778cm" svg:y2="10.107cm" draw:start-shape="id3" draw:start-glue-point="7" draw:end-shape="id5" draw:end-glue-point="0" svg:d="m6778 8377v1730" svg:viewBox="0 0 1 1731">
          <text:p/>
        </draw:connector>
        <draw:connector draw:style-name="gr3" draw:text-style-name="P1" draw:layer="layout" draw:type="line" svg:x1="11.794cm" svg:y1="8.366cm" svg:x2="11.795cm" svg:y2="9.382cm" draw:start-shape="id4" draw:start-glue-point="11" draw:end-shape="id6" draw:end-glue-point="4" svg:d="m11794 8366 1 1016" svg:viewBox="0 0 2 1017">
          <text:p/>
        </draw:connector>
        <draw:connector draw:style-name="gr3" draw:text-style-name="P1" draw:layer="layout" draw:type="line" svg:x1="11.35cm" svg:y1="8.366cm" svg:x2="6.778cm" svg:y2="10.107cm" draw:start-shape="id4" draw:start-glue-point="10" draw:end-shape="id5" svg:d="m11350 8366-4572 1741" svg:viewBox="0 0 4573 1742">
          <text:p/>
        </draw:connector>
        <draw:connector draw:style-name="gr3" draw:text-style-name="P1" draw:layer="layout" draw:type="line" svg:x1="11.985cm" svg:y1="10.398cm" svg:x2="11.984cm" svg:y2="11.604cm" draw:start-shape="id6" draw:start-glue-point="11" draw:end-shape="id7" svg:d="m11985 10398-1 1206" svg:viewBox="0 0 2 1207">
          <text:p/>
        </draw:connector>
        <draw:connector draw:style-name="gr3" draw:text-style-name="P1" draw:layer="layout" draw:type="line" svg:x1="11.541cm" svg:y1="10.398cm" svg:x2="7.795cm" svg:y2="11.218cm" draw:start-shape="id6" draw:start-glue-point="10" draw:end-shape="id5" draw:end-glue-point="1" svg:d="m11541 10398-3746 820" svg:viewBox="0 0 3747 821">
          <text:p/>
        </draw:connector>
        <draw:frame draw:style-name="gr10" draw:text-style-name="P4" draw:layer="layout" svg:width="2.102cm" svg:height="0.645cm" svg:x="4.81cm" svg:y="8.356cm">
          <draw:text-box>
            <text:p><text:span text:style-name="T1">sample.txt</text:span></text:p>
          </draw:text-box>
        </draw:frame>
        <draw:frame draw:style-name="gr11" draw:text-style-name="P4" draw:layer="layout" svg:width="2.102cm" svg:height="0.645cm" svg:x="9.064cm" svg:y="8.366cm">
          <draw:text-box>
            <text:p><text:span text:style-name="T1">sample.txt</text:span></text:p>
          </draw:text-box>
        </draw:frame>
        <draw:frame draw:style-name="gr10" draw:text-style-name="P4" draw:layer="layout" svg:width="1.378cm" svg:height="0.645cm" svg:x="11.75cm" svg:y="8.366cm">
          <draw:text-box>
            <text:p><text:span text:style-name="T1">folder</text:span></text:p>
          </draw:text-box>
        </draw:frame>
        <draw:frame draw:style-name="gr11" draw:text-style-name="P4" draw:layer="layout" svg:width="1.611cm" svg:height="0.645cm" svg:x="9.763cm" svg:y="10.271cm">
          <draw:text-box>
            <text:p><text:span text:style-name="T1">file1.txt</text:span></text:p>
          </draw:text-box>
        </draw:frame>
        <draw:frame draw:style-name="gr10" draw:text-style-name="P4" draw:layer="layout" svg:width="1.611cm" svg:height="0.645cm" svg:x="12.049cm" svg:y="10.271cm">
          <draw:text-box>
            <text:p><text:span text:style-name="T1">file2.txt</text:span></text:p>
          </draw:text-box>
        </draw:frame>
        <draw:custom-shape draw:style-name="gr1" draw:text-style-name="P1" xml:id="id4" draw:id="id4" draw:layer="layout" svg:width="1.27cm" svg:height="1.016cm" svg:x="10.969cm" svg:y="7.35cm">
          <draw:glue-point draw:id="10" svg:x="-2cm" svg:y="5cm"/>
          <draw:glue-point draw:id="11" svg:x="1.503cm" svg:y="5cm"/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6" draw:id="id6" draw:layer="layout" svg:width="1.27cm" svg:height="1.016cm" svg:x="11.16cm" svg:y="9.382cm">
          <draw:glue-point draw:id="10" svg:x="-2cm" svg:y="5cm"/>
          <draw:glue-point draw:id="11" svg:x="1.503cm" svg:y="5cm"/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0.571cm" svg:height="0.508cm" svg:x="7.223cm" svg:y="10.107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polygon draw:style-name="gr2" draw:text-style-name="P1" xml:id="id7" draw:id="id7" draw:layer="layout" svg:width="2.032cm" svg:height="2.222cm" svg:x="10.968cm" svg:y="11.604cm" svg:viewBox="0 0 2033 2223" draw:points="2033,514 2033,2223 0,2223 0,0 1461,0">
          <text:p text:style-name="P2"><text:span text:style-name="T1">Goodbye</text:span></text:p>
          <text:p text:style-name="P2"><text:span text:style-name="T1">World</text:span></text:p>
        </draw:polygon>
        <draw:custom-shape draw:style-name="gr1" draw:text-style-name="P2" draw:layer="layout" svg:width="0.571cm" svg:height="0.508cm" svg:x="12.452cm" svg:y="11.604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</draw:page>
      <draw:page draw:name="page2" draw:style-name="dp1" draw:master-page-name="Default">
        <draw:custom-shape draw:style-name="gr2" draw:text-style-name="P3" xml:id="id9" draw:id="id9" draw:layer="layout" svg:width="1.461cm" svg:height="1.016cm" svg:x="2.333cm" svg:y="6.08cm">
          <text:p text:style-name="P2"><text:span text:style-name="T2">1st</text:span></text:p>
          <text:p text:style-name="P2"><text:span text:style-name="T2">comm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1.524cm" svg:height="1.016cm" svg:x="4.81cm" svg:y="6.08cm">
          <text:p text:style-name="P2"><text:span text:style-name="T2">2nd</text:span></text:p>
          <text:p text:style-name="P2"><text:span text:style-name="T2">comm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2.095cm" svg:height="1.016cm" svg:x="7.35cm" svg:y="5.318cm">
          <text:p text:style-name="P2"><text:span text:style-name="T2">Alice's</text:span></text:p>
          <text:p text:style-name="P2"><text:span text:style-name="T2">1st comm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1.778cm" svg:height="1.016cm" svg:x="7.35cm" svg:y="6.842cm">
          <text:p text:style-name="P2"><text:span text:style-name="T2">Bob's 1st</text:span></text:p>
          <text:p text:style-name="P2"><text:span text:style-name="T2">comm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1.778cm" svg:height="1.016cm" svg:x="10.144cm" svg:y="6.842cm">
          <text:p text:style-name="P2"><text:span text:style-name="T2">Bob's 2nd</text:span></text:p>
          <text:p text:style-name="P2"><text:span text:style-name="T2">comm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1.778cm" svg:height="1.016cm" svg:x="12.938cm" svg:y="6.842cm">
          <text:p text:style-name="P2"><text:span text:style-name="T2">Bob's 3rd</text:span></text:p>
          <text:p text:style-name="P2"><text:span text:style-name="T2">comm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2.095cm" svg:height="1.016cm" svg:x="12.176cm" svg:y="5.318cm">
          <text:p text:style-name="P2"><text:span text:style-name="T2">Alice's</text:span></text:p>
          <text:p text:style-name="P2"><text:span text:style-name="T2">2nd comm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1.461cm" svg:height="1.016cm" svg:x="15.731cm" svg:y="6.08cm">
          <draw:glue-point draw:id="4" svg:x="-4.989cm" svg:y="-1.879cm"/>
          <draw:glue-point draw:id="5" svg:x="-4.989cm" svg:y="1.87cm"/>
          <text:p text:style-name="P2"><text:span text:style-name="T2">merge</text:span></text:p>
          <text:p text:style-name="P2"><text:span text:style-name="T2">commit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4.81cm" svg:y1="6.588cm" svg:x2="3.794cm" svg:y2="6.588cm" draw:start-shape="id8" draw:start-glue-point="3" draw:end-shape="id9" draw:end-glue-point="1" svg:d="m4810 6588h-1016" svg:viewBox="0 0 1017 1">
          <text:p/>
        </draw:connector>
        <draw:connector draw:style-name="gr3" draw:text-style-name="P2" draw:layer="layout" draw:type="line" svg:x1="10.144cm" svg:y1="7.35cm" svg:x2="9.128cm" svg:y2="7.35cm" draw:start-shape="id10" draw:start-glue-point="3" draw:end-shape="id11" draw:end-glue-point="1" svg:d="m10144 7350h-1016" svg:viewBox="0 0 1017 1">
          <text:p/>
        </draw:connector>
        <draw:connector draw:style-name="gr3" draw:text-style-name="P2" draw:layer="layout" draw:type="line" svg:x1="12.938cm" svg:y1="7.35cm" svg:x2="11.922cm" svg:y2="7.35cm" draw:start-shape="id12" draw:start-glue-point="3" draw:end-shape="id10" draw:end-glue-point="1" svg:d="m12938 7350h-1016" svg:viewBox="0 0 1017 1">
          <text:p/>
        </draw:connector>
        <draw:connector draw:style-name="gr3" draw:text-style-name="P2" draw:layer="layout" draw:type="line" svg:x1="12.176cm" svg:y1="5.826cm" svg:x2="9.445cm" svg:y2="5.826cm" draw:start-shape="id13" draw:start-glue-point="3" draw:end-shape="id14" draw:end-glue-point="1" svg:d="m12176 5826h-2731" svg:viewBox="0 0 2732 1">
          <text:p/>
        </draw:connector>
        <draw:connector draw:style-name="gr3" draw:text-style-name="P2" draw:layer="layout" draw:line-skew="0.19cm" svg:x1="7.35cm" svg:y1="5.826cm" svg:x2="6.334cm" svg:y2="6.588cm" draw:start-shape="id14" draw:start-glue-point="3" draw:end-shape="id8" svg:d="m7350 5826h-318v762h-698" svg:viewBox="0 0 1017 763">
          <text:p/>
        </draw:connector>
        <draw:connector draw:style-name="gr3" draw:text-style-name="P2" draw:layer="layout" draw:line-skew="0.19cm" svg:x1="7.35cm" svg:y1="7.35cm" svg:x2="6.334cm" svg:y2="6.588cm" draw:start-shape="id11" draw:start-glue-point="3" draw:end-shape="id8" draw:end-glue-point="1" svg:d="m7350 7350h-318v-762h-698" svg:viewBox="0 0 1017 763">
          <text:p/>
        </draw:connector>
        <draw:connector draw:style-name="gr3" draw:text-style-name="P2" draw:layer="layout" draw:line-skew="0.128cm" svg:x1="15.733cm" svg:y1="6.777cm" svg:x2="14.716cm" svg:y2="7.35cm" draw:start-shape="id15" draw:start-glue-point="5" draw:end-shape="id12" draw:end-glue-point="1" svg:d="m15733 6777h-382v573h-635" svg:viewBox="0 0 1018 574">
          <text:p/>
        </draw:connector>
        <draw:connector draw:style-name="gr3" draw:text-style-name="P2" draw:layer="layout" draw:line-skew="0.351cm" svg:x1="15.733cm" svg:y1="6.398cm" svg:x2="14.271cm" svg:y2="5.826cm" draw:start-shape="id15" draw:start-glue-point="4" draw:end-shape="id13" draw:end-glue-point="1" svg:d="m15733 6398h-382v-572h-1080" svg:viewBox="0 0 1463 5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tikekar </meta:initial-creator>
    <meta:creation-date>2013-09-02T16:25:14</meta:creation-date>
    <dc:date>2013-09-02T18:09:36</dc:date>
    <dc:creator>mtikekar </dc:creator>
    <meta:editing-duration>PT20M25S</meta:editing-duration>
    <meta:editing-cycles>4</meta:editing-cycles>
    <meta:generator>LibreOffice/4.0.2.2$Linux_x86 LibreOffice_project/400m0$Build-2</meta:generator>
    <meta:document-statistic meta:object-count="48"/>
  </office:meta>
</office:document-meta>
</file>